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itle">
      <style:text-properties fo:language="en" fo:country="US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Subtitle">
      <style:text-properties fo:language="en" fo:country="US" officeooo:rsid="002b787b" officeooo:paragraph-rsid="002b787b"/>
    </style:style>
    <style:style style:name="P9" style:family="paragraph" style:parent-style-name="Text_20_body">
      <style:paragraph-properties fo:break-before="auto" fo:break-after="auto"/>
      <style:text-properties fo:language="en" fo:country="US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Standard">
      <style:paragraph-properties style:page-number="1"/>
      <style:text-properties fo:language="en" fo:country="US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officeooo:rsid="0034748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Logos/unimi.png" xlink:type="simple" xlink:show="embed" xlink:actuate="onLoad" draw:filter-name="&lt;All formats&gt;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Logos/logo%20pong.png" xlink:type="simple" xlink:show="embed" xlink:actuate="onLoad" draw:filter-name="&lt;All formats&gt;" loext:mime-type="image/png"/></draw:frame></text:p>
          </table:table-cell>
        </table:table-row>
      </table:table>
      <text:p text:style-name="P6">Ohm-o-matic</text:p>
      <text:p text:style-name="P8">Documento di progettazione</text:p>
      <text:p text:style-name="P7"/>
      <text:p text:style-name="P9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3">Index</text:p>
          </text:index-title>
          <text:p text:style-name="P16"><text:a xlink:type="simple" xlink:href="#__RefHeading___Toc156_2204026579">Paths and project structure<text:tab/>1</text:a></text:p>
          <text:p text:style-name="P16"><text:a xlink:type="simple" xlink:href="#__RefHeading___Toc487_337111748">Version control<text:tab/>2</text:a></text:p>
          <text:p text:style-name="P12"><text:a xlink:type="simple" xlink:href="#__RefHeading___Toc9623_1257025330">Informazioni<text:tab/>2</text:a></text:p>
        </text:index-body>
      </text:table-of-content>
      <text:p text:style-name="P5"/>
      <text:h text:style-name="P14" text:outline-level="1"><text:bookmark-start text:name="__RefHeading___Toc156_2204026579"/>Paths and project structure<text:bookmark-end text:name="__RefHeading___Toc156_2204026579"/></text:h>
      <text:p text:style-name="Text_20_body"><text:span text:style-name="T1"/></text:p>
      <text:h text:style-name="P15" text:outline-level="1"><text:bookmark-start text:name="__RefHeading___Toc487_337111748"/>Version control<text:bookmark-end text:name="__RefHeading___Toc487_337111748"/></text:h>
      <text:p text:style-name="Text_20_body">Il servizio di hosting per il controllo della versione è GitHub.</text:p>
      <text:p text:style-name="Standard">Per le modifiche e le richieste di accesso contattare l'amministratore.</text:p>
      <text:h text:style-name="Heading_20_2" text:outline-level="2"><text:bookmark-start text:name="__RefHeading___Toc9623_1257025330"/>Informa<text:span text:style-name="T2">zioni</text:span><text:bookmark-end text:name="__RefHeading___Toc9623_1257025330"/></text:h>
      <text:p text:style-name="Standard">Url:</text:p>
      <text:list xml:id="list933587552" text:style-name="L1">
        <text:list-item>
          <text:p text:style-name="P10">https://github.com/mikymaione/Ohm-o-matic</text:p>
        </text:list-item>
      </text:list>
      <text:p text:style-name="Standard">Administrator:</text:p>
      <text:list xml:id="list1668176559" text:style-name="L2">
        <text:list-item>
          <text:p text:style-name="P11">Michele Maione (mikymaione@hotmail.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9-04-17T12:27:03.119000000</dc:date>
    <meta:editing-duration>PT14H42M27S</meta:editing-duration>
    <meta:editing-cycles>644</meta:editing-cycles>
    <meta:generator>LibreOffice/6.1.2.1$Windows_X86_64 LibreOffice_project/65905a128db06ba48db947242809d14d3f9a93fe</meta:generator>
    <dc:subject>Howl's Moving Castle: another door</dc:subject>
    <dc:title>Howl's Moving Castle: another door - Project guidelines</dc:title>
    <dc:creator>Michele Maione</dc:creator>
    <meta:document-statistic meta:table-count="2" meta:image-count="2" meta:object-count="0" meta:page-count="4" meta:paragraph-count="19" meta:word-count="54" meta:character-count="406" meta:non-whitespace-character-count="371"/>
  </office:meta>
</office:document-meta>
</file>